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OP DATABASE IF EXISTS SerpisFP;</text:p>
      <text:p text:style-name="Standard">CREATE DATABASE SerpisFP;</text:p>
      <text:p text:style-name="Standard">USE SerpisFP;</text:p>
      <text:p text:style-name="Standard">DROP TABLE IF EXISTS GRUPO_VT04;</text:p>
      <text:p text:style-name="Standard">DROP TABLE IF EXISTS ALUMNO_VT04;</text:p>
      <text:p text:style-name="Standard">DROP TABLE IF EXISTS PROYECTO_VT04;</text:p>
      <text:p text:style-name="Standard">DROP TABLE IF EXISTS MODULO_VT04;</text:p>
      <text:p text:style-name="Standard">DROP TABLE IF EXISTS MATRICULA_VT04;</text:p>
      <text:p text:style-name="Standard">CREATE TABLE GRUPO_VT04</text:p>
      <text:p text:style-name="Standard">( CODGRUPO INT, DESCRIPCION VARCHAR (50), AULA VARCHAR (10), PRIMARY KEY (CODGRUPO)</text:p>
      <text:p text:style-name="Standard">);</text:p>
      <text:p text:style-name="Standard">CREATE TABLE ALUMNO_VT04</text:p>
      <text:p text:style-name="Standard">( NIA VARCHAR (10), NOMBRE VARCHAR (50), APELLIDOS VARCHAR (58), CODGRUPO INT NOT NULL, PRIMARY KEY (NIA ), FOREIGN KEY (CODGRUPO) REFERENCES GRUPO_VT04 (CODGRUPO)</text:p>
      <text:p text:style-name="Standard">);</text:p>
      <text:p text:style-name="Standard">CREATE TABLE MODULO_VT04</text:p>
      <text:p text:style-name="Standard">(</text:p>
      <text:p text:style-name="Standard">CODMODULO INT,</text:p>
      <text:p text:style-name="Standard">DESCRIPCION VARCHAR (50),</text:p>
      <text:p text:style-name="Standard">NUMHORAS INT,</text:p>
      <text:p text:style-name="Standard">PRIMARY KEY (CODMODULO)</text:p>
      <text:p text:style-name="Standard">);</text:p>
      <text:p text:style-name="Standard">-- (N-N ALUMNO Y MÓDULO)</text:p>
      <text:p text:style-name="Standard">CREATE TABLE MATRICULA_VT04</text:p>
      <text:p text:style-name="Standard">(</text:p>
      <text:p text:style-name="Standard">NIA VARCHAR (16),</text:p>
      <text:p text:style-name="Standard"><text:soft-page-break/>IDMATRICULA INT,</text:p>
      <text:p text:style-name="Standard">CODMODULO INT,</text:p>
      <text:p text:style-name="Standard">DESCRIPCION VARCHAR (58),</text:p>
      <text:p text:style-name="Standard">PRIMARY KEY (NIA,CODMODULO,IDMATRICULA),</text:p>
      <text:p text:style-name="Standard">FOREIGN KEY (NIA) REFERENCES ALUMNO_VT04 (NIA),</text:p>
      <text:p text:style-name="Standard">FOREIGN KEY (CODMODULO) REFERENCES MODULO_VT04 (CODMODULO)</text:p>
      <text:p text:style-name="Standard">);</text:p>
      <text:p text:style-name="Standard">CREATE TABLE PROYECTO_CONVOCATORIA_VT04</text:p>
      <text:p text:style-name="Standard">(</text:p>
      <text:p text:style-name="Standard">CODPROYECTO VARCHAR (18),</text:p>
      <text:p text:style-name="Standard">TITULO VARCHAR (200),</text:p>
      <text:p text:style-name="Standard">NIA VARCHAR (18) NOT NULL UNIQUE,</text:p>
      <text:p text:style-name="Standard">PRIMARY KEY (CODPROYECTO),</text:p>
      <text:p text:style-name="Standard">FOREIGN KEY (NIA ) REFERENCES ALUMNO_VT04 (NIA)</text:p>
      <text:p text:style-name="Standard">);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40" meta:word-count="156" meta:character-count="1105" meta:non-whitespace-character-count="988"/>
    <meta:generator>LibreOfficeDev/6.0.5.2$Linux_X86_64 LibreOffice_project/</meta:generator>
  </office:meta>
</office:document-meta>
</file>